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4c4c4c" style:font-name="Arial" fo:font-size="7pt" style:font-size-asian="7pt" style:font-size-complex="7pt"/>
    </style:style>
    <style:style style:name="P2" style:family="paragraph" style:parent-style-name="Standard">
      <style:paragraph-properties fo:margin-left="0cm" fo:margin-right="0.199cm" fo:text-indent="0cm" style:auto-text-indent="false"/>
    </style:style>
    <style:style style:name="P3" style:family="paragraph">
      <style:paragraph-properties fo:text-align="center"/>
      <style:text-properties style:text-line-through-style="none" style:font-name="Arial1" fo:font-size="10pt" fo:font-style="normal" style:text-underline-style="none" fo:font-weight="bold"/>
    </style:style>
    <style:style style:name="P4" style:family="paragraph">
      <style:paragraph-properties fo:text-align="start"/>
      <style:text-properties style:text-line-through-style="none" style:font-name="Arial2" fo:font-style="normal" style:text-underline-style="non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/>
      <style:text-properties style:font-name="Arial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center"/>
      <style:text-properties style:text-line-through-style="none" style:font-name="Arial2" fo:font-size="10pt" fo:font-style="normal" style:text-underline-style="none"/>
    </style:style>
    <style:style style:name="P9" style:family="paragraph">
      <style:paragraph-properties fo:text-align="center"/>
      <style:text-properties style:text-line-through-style="none" style:font-name="Arial2" fo:font-style="normal" style:text-underline-style="none" fo:font-weight="bold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fill-color="#e6e6ff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e6e6ff" draw:textarea-horizontal-align="left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e6e6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fill-color="#e6e6ff" draw:textarea-horizontal-align="righ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fo:border="none #000000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txtLogoBanco" form:control-implementation="ooo:com.sun.star.form.component.TextField" form:id="control1" form:readonly="true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ogoOrgaoRecebedor1" form:control-implementation="ooo:com.sun.star.form.component.TextField" form:id="control2" form:readonly="true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ntribuinteNome" form:control-implementation="ooo:com.sun.star.form.component.TextField" form:id="control3" form:readonly="true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digoBarra" form:control-implementation="ooo:com.sun.star.form.component.TextField" form:id="control4" form:readonly="true" form:tab-index="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Descricao" form:control-implementation="ooo:com.sun.star.form.component.TextField" form:id="control5" form:readonly="true" form:tab-index="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DataDocumento" form:control-implementation="ooo:com.sun.star.form.component.TextField" form:id="control6" form:readonly="true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Vencimento1" form:control-implementation="ooo:com.sun.star.form.component.TextField" form:id="control7" form:readonly="true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ntribuinteCPF" form:control-implementation="ooo:com.sun.star.form.component.TextField" form:id="control8" form:readonly="true" form:tab-index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1" form:control-implementation="ooo:com.sun.star.form.component.TextField" form:id="control9" form:readonly="true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NossoNumero" form:control-implementation="ooo:com.sun.star.form.component.TextField" form:id="control10" form:readonly="true" form:tab-index="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Vencimento2" form:control-implementation="ooo:com.sun.star.form.component.TextField" form:id="control11" form:readonly="true" form:tab-index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2" form:control-implementation="ooo:com.sun.star.form.component.TextField" form:id="control12" form:readonly="true" form:tab-index="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inhaDigitavel" form:control-implementation="ooo:com.sun.star.form.component.TextField" form:id="control13" form:readonly="true" form:tab-index="17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txtDataVencimento3" form:control-implementation="ooo:com.sun.star.form.component.TextField" form:id="control14" form:readonly="true" form:tab-index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3" form:control-implementation="ooo:com.sun.star.form.component.TextField" form:id="control15" form:readonly="true" form:tab-index="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1" form:control-implementation="ooo:com.sun.star.form.component.TextField" form:id="control16" form:readonly="true" form:tab-index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2" form:control-implementation="ooo:com.sun.star.form.component.TextField" form:id="control17" form:readonly="true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3" form:control-implementation="ooo:com.sun.star.form.component.TextField" form:id="control18" form:readonly="true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Titulo" form:control-implementation="ooo:com.sun.star.form.component.TextField" form:id="control19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ogoOrgaoRecebedor2" form:control-implementation="ooo:com.sun.star.form.component.TextField" form:id="control20" form:readonly="true" form:tab-index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line text:anchor-type="paragraph" draw:z-index="4" draw:style-name="gr2" draw:text-style-name="P5" svg:x1="0.346cm" svg:y1="0.367cm" svg:x2="17.74cm" svg:y2="0.367cm"><text:p/></draw:line></text:p>
      <text:p text:style-name="P2"><draw:control text:anchor-type="paragraph" draw:z-index="0" draw:style-name="gr1" draw:text-style-name="P3" svg:width="4.123cm" svg:height="0.953cm" svg:x="0.377cm" svg:y="-0.014cm" draw:control="control1"/><draw:control text:anchor-type="paragraph" draw:z-index="1" draw:style-name="gr1" draw:text-style-name="P3" svg:width="4.123cm" svg:height="0.953cm" svg:x="13.645cm" svg:y="-0.014cm" draw:control="control2"/></text:p>
      <text:p text:style-name="P2"/>
      <text:p text:style-name="P2"><draw:control text:anchor-type="paragraph" draw:z-index="40" draw:style-name="gr8" draw:text-style-name="P9" svg:width="9.981cm" svg:height="0.5cm" svg:x="4.011cm" svg:y="0.169cm" draw:control="control19"/><draw:line text:anchor-type="paragraph" draw:z-index="14" draw:style-name="gr2" draw:text-style-name="P5" svg:x1="0.346cm" svg:y1="0.076cm" svg:x2="17.74cm" svg:y2="0.076cm"><text:p/></draw:line></text:p>
      <text:p text:style-name="P2"/>
      <text:p text:style-name="P2"><draw:control text:anchor-type="paragraph" draw:z-index="2" draw:style-name="gr1" draw:text-style-name="P4" svg:width="8.362cm" svg:height="0.5cm" svg:x="2.254cm" svg:y="0.079cm" draw:control="control3"/><draw:control text:anchor-type="paragraph" draw:z-index="12" draw:style-name="gr1" draw:text-style-name="P4" svg:width="6.301cm" svg:height="0.5cm" svg:x="11.437cm" svg:y="0.079cm" draw:control="control8"/><draw:rect text:anchor-type="paragraph" draw:z-index="5" draw:style-name="gr3" draw:text-style-name="P6" svg:width="1.609cm" svg:height="0.5cm" svg:x="0.333cm" svg:y="0.079cm"><text:p text:style-name="P5"><text:span text:style-name="T1">Contribuinte:</text:span></text:p></draw:rect><draw:rect text:anchor-type="paragraph" draw:z-index="13" draw:style-name="gr3" draw:text-style-name="P6" svg:width="0.757cm" svg:height="0.5cm" svg:x="10.758cm" svg:y="0.079cm"><text:p text:style-name="P5"><text:span text:style-name="T1">CPF: </text:span></text:p></draw:rect></text:p>
      <text:p text:style-name="P2"><draw:control text:anchor-type="paragraph" draw:z-index="6" draw:style-name="gr1" draw:text-style-name="P4" svg:width="15.8cm" svg:height="0.701cm" svg:x="1.942cm" svg:y="0.249cm" draw:control="control5"/><draw:rect text:anchor-type="paragraph" draw:z-index="7" draw:style-name="gr3" draw:text-style-name="P6" svg:width="1.609cm" svg:height="0.5cm" svg:x="0.333cm" svg:y="0.15cm"><text:p text:style-name="P5"><text:span text:style-name="T1">Descrição:</text:span></text:p></draw:rect></text:p>
      <text:p text:style-name="P2"/>
      <text:p text:style-name="P2"><draw:control text:anchor-type="paragraph" draw:z-index="10" draw:style-name="gr1" draw:text-style-name="P4" svg:width="1.615cm" svg:height="0.5cm" svg:x="16.124cm" svg:y="0.115cm" draw:control="control7"/><draw:rect text:anchor-type="paragraph" draw:z-index="9" draw:style-name="gr3" draw:text-style-name="P6" svg:width="2.964cm" svg:height="0.5cm" svg:x="8.186cm" svg:y="0.115cm"><text:p text:style-name="P5"><text:span text:style-name="T1">Data do Documento:</text:span></text:p></draw:rect><draw:rect text:anchor-type="paragraph" draw:z-index="11" draw:style-name="gr3" draw:text-style-name="P6" svg:width="2.985cm" svg:height="0.5cm" svg:x="13.06cm" svg:y="0.115cm"><text:p text:style-name="P5"><text:span text:style-name="T1">Data do Vencimento:</text:span></text:p></draw:rect><draw:rect text:anchor-type="paragraph" draw:z-index="18" draw:style-name="gr3" draw:text-style-name="P6" svg:width="1.054cm" svg:height="0.5cm" svg:x="5.175cm" svg:y="0.115cm"><text:p text:style-name="P5"><text:span text:style-name="T1">Valor:</text:span></text:p></draw:rect><draw:rect text:anchor-type="paragraph" draw:z-index="20" draw:style-name="gr3" draw:text-style-name="P6" svg:width="2.43cm" svg:height="0.5cm" svg:x="0.333cm" svg:y="0.115cm"><text:p text:style-name="P5"><text:span text:style-name="T1">Número da guia:</text:span></text:p></draw:rect></text:p>
      <text:p text:style-name="P2"><draw:control text:anchor-type="paragraph" draw:z-index="17" draw:style-name="gr1" draw:text-style-name="P4" svg:width="1.99cm" svg:height="0.5cm" svg:x="6.038cm" svg:y="-0.355cm" draw:control="control9"/><draw:control text:anchor-type="paragraph" draw:z-index="19" draw:style-name="gr1" draw:text-style-name="P4" svg:width="2.419cm" svg:height="0.5cm" svg:x="2.651cm" svg:y="-0.355cm" draw:control="control10"/><draw:control text:anchor-type="paragraph" draw:z-index="8" draw:style-name="gr1" draw:text-style-name="P4" svg:width="1.668cm" svg:height="0.5cm" svg:x="11.15cm" svg:y="-0.355cm" draw:control="control6"/></text:p>
      <text:p text:style-name="P2"/>
      <text:p text:style-name="P2"/>
      <text:p text:style-name="P2"/>
      <text:p text:style-name="P2"/>
      <text:p text:style-name="P2"><draw:control text:anchor-type="paragraph" draw:z-index="37" draw:style-name="gr1" draw:text-style-name="P9" svg:width="17.414cm" svg:height="0.5cm" svg:x="0.346cm" svg:y="-0.302cm" draw:control="control16"/></text:p>
      <text:p text:style-name="P2"><draw:control text:anchor-type="paragraph" draw:z-index="38" draw:style-name="gr1" draw:text-style-name="P9" svg:width="17.414cm" svg:height="0.5cm" svg:x="0.346cm" svg:y="-0.275cm" draw:control="control17"/><draw:line text:anchor-type="paragraph" draw:z-index="16" draw:style-name="gr2" draw:text-style-name="P5" svg:x1="0.346cm" svg:y1="-0.868cm" svg:x2="17.74cm" svg:y2="-0.868cm"><text:p/></draw:line></text:p>
      <text:p text:style-name="P2"><draw:control text:anchor-type="paragraph" draw:z-index="39" draw:style-name="gr1" draw:text-style-name="P9" svg:width="17.414cm" svg:height="0.5cm" svg:x="0.346cm" svg:y="-0.222cm" draw:control="control18"/></text:p>
      <text:p text:style-name="P2"><draw:control text:anchor-type="paragraph" draw:z-index="22" draw:style-name="gr1" draw:text-style-name="P4" svg:width="1.615cm" svg:height="0.5cm" svg:x="11.564cm" svg:y="0.145cm" draw:control="control11"/><draw:rect text:anchor-type="paragraph" draw:z-index="23" draw:style-name="gr4" draw:text-style-name="P6" svg:width="2.985cm" svg:height="0.5cm" svg:x="8.5cm" svg:y="0.162cm"><text:p text:style-name="P5"><text:span text:style-name="T1">Data do Vencimento:</text:span></text:p></draw:rect><draw:rect text:anchor-type="paragraph" draw:z-index="25" draw:style-name="gr4" draw:text-style-name="P6" svg:width="1.054cm" svg:height="0.5cm" svg:x="4.822cm" svg:y="0.162cm"><text:p text:style-name="P5"><text:span text:style-name="T1">Valor:</text:span></text:p></draw:rect></text:p>
      <text:p text:style-name="P2"><draw:control text:anchor-type="paragraph" draw:z-index="24" draw:style-name="gr1" draw:text-style-name="P4" svg:width="2.001cm" svg:height="0.5cm" svg:x="5.74cm" svg:y="-0.325cm" draw:control="control12"/><draw:line text:anchor-type="paragraph" draw:z-index="15" draw:style-name="gr2" draw:text-style-name="P5" svg:x1="0.346cm" svg:y1="-0.667cm" svg:x2="17.74cm" svg:y2="-0.667cm"><text:p/></draw:line></text:p>
      <text:p text:style-name="P2"><draw:line text:anchor-type="paragraph" draw:z-index="21" draw:style-name="gr2" draw:text-style-name="P5" svg:x1="0.346cm" svg:y1="-0.005cm" svg:x2="17.74cm" svg:y2="-0.005cm"><text:p/></draw:line><draw:rect text:anchor-type="paragraph" draw:z-index="26" draw:style-name="gr5" draw:text-style-name="P7" svg:width="17.34cm" svg:height="0.5cm" svg:x="0.346cm" svg:y="0.021cm"><text:p text:style-name="P5"><text:span text:style-name="T2">Reservado para Autenticação Mecânica</text:span></text:p></draw:rect></text:p>
      <text:p text:style-name="P2"/>
      <text:p text:style-name="P2"/>
      <text:p text:style-name="P2"/>
      <text:p text:style-name="P2"><draw:line text:anchor-type="paragraph" draw:z-index="27" draw:style-name="gr6" draw:text-style-name="P5" svg:x1="0.346cm" svg:y1="0.328cm" svg:x2="17.74cm" svg:y2="0.328cm"><text:p/></draw:line><draw:rect text:anchor-type="paragraph" draw:z-index="28" draw:style-name="gr7" draw:text-style-name="P7" svg:width="17.34cm" svg:height="0.5cm" svg:x="0.346cm" svg:y="0.381cm"><text:p text:style-name="P5"><text:span text:style-name="T2">Corte na Linha Pontilhada</text:span></text:p></draw:rect></text:p>
      <text:p text:style-name="P2"/>
      <text:p text:style-name="P2"><draw:control text:anchor-type="paragraph" draw:z-index="3" draw:style-name="gr1" draw:text-style-name="P3" svg:width="10.891cm" svg:height="1.301cm" svg:x="5.761cm" svg:y="0.875cm" draw:control="control4"/><draw:control text:anchor-type="paragraph" draw:z-index="29" draw:style-name="gr1" draw:text-style-name="P8" svg:width="10.891cm" svg:height="0.5cm" svg:x="5.761cm" svg:y="0.25cm" draw:control="control13"/><draw:control text:anchor-type="paragraph" draw:z-index="41" draw:style-name="gr1" draw:text-style-name="P3" svg:width="4.123cm" svg:height="0.953cm" svg:x="0.349cm" svg:y="0.25cm" draw:control="control20"/></text:p>
      <text:p text:style-name="P2"/>
      <text:p text:style-name="P2"/>
      <text:p text:style-name="P2"/>
      <text:p text:style-name="P2"><draw:control text:anchor-type="paragraph" draw:z-index="30" draw:style-name="gr1" draw:text-style-name="P4" svg:width="1.615cm" svg:height="0.5cm" svg:x="11.564cm" svg:y="0.785cm" draw:control="control14"/><draw:rect text:anchor-type="paragraph" draw:z-index="31" draw:style-name="gr4" draw:text-style-name="P6" svg:width="2.985cm" svg:height="0.5cm" svg:x="8.5cm" svg:y="0.785cm"><text:p text:style-name="P5"><text:span text:style-name="T1">Data do Vencimento:</text:span></text:p></draw:rect><draw:control text:anchor-type="paragraph" draw:z-index="32" draw:style-name="gr1" draw:text-style-name="P4" svg:width="2.001cm" svg:height="0.5cm" svg:x="5.74cm" svg:y="0.785cm" draw:control="control15"/><draw:rect text:anchor-type="paragraph" draw:z-index="33" draw:style-name="gr4" draw:text-style-name="P6" svg:width="1.054cm" svg:height="0.5cm" svg:x="4.822cm" svg:y="0.785cm"><text:p text:style-name="P5"><text:span text:style-name="T1">Valor:</text:span></text:p></draw:rect><draw:line text:anchor-type="paragraph" draw:z-index="34" draw:style-name="gr2" draw:text-style-name="P5" svg:x1="0.346cm" svg:y1="0.445cm" svg:x2="17.74cm" svg:y2="0.445cm"><text:p/></draw:line></text:p>
      <text:p text:style-name="P2"/>
      <text:p text:style-name="P2"><draw:line text:anchor-type="paragraph" draw:z-index="35" draw:style-name="gr2" draw:text-style-name="P5" svg:x1="0.319cm" svg:y1="0.587cm" svg:x2="17.713cm" svg:y2="0.587cm"><text:p/></draw:line></text:p>
      <text:p text:style-name="P2"><draw:rect text:anchor-type="paragraph" draw:z-index="36" draw:style-name="gr5" draw:text-style-name="P7" svg:width="17.467cm" svg:height="0.5cm" svg:x="0.319cm" svg:y="0.153cm"><text:p text:style-name="P5"><text:span text:style-name="T2">Reservado para Autenticação Mecânica</text:span></text:p></draw:rect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4c4c4c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1.499cm" fo:margin-bottom="1.1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uia gerada através da biblioteca Bopepo – http://www.jrimum.org/</text:p>
        <text:p text:style-name="MP1">Grupo JRimum – Natal-RN – Java – Software Livr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sael Queiroz</meta:initial-creator>
    <meta:creation-date>2008-01-18T19:37:11</meta:creation-date>
    <dc:date>2010-11-06T12:16:41</dc:date>
    <meta:editing-cycles>177</meta:editing-cycles>
    <meta:editing-duration>PT12H03M04S</meta:editing-duration>
    <meta:printed-by>Misael Queiroz</meta:printed-by>
    <meta:print-date>2010-05-31T11:26:58.03</meta:print-date>
    <dc:creator>Misael Queiroz</dc:creator>
    <meta:document-statistic meta:table-count="0" meta:image-count="0" meta:object-count="0" meta:page-count="1" meta:paragraph-count="2" meta:word-count="17" meta:character-count="112"/>
    <meta:user-defined meta:name="Info 1"/>
    <meta:user-defined meta:name="Info 2"/>
    <meta:user-defined meta:name="Info 3"/>
    <meta:user-defined meta:name="Info 4"/>
  </office:meta>
</office:document-meta>
</file>